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4.45cm" style:rel-width="85%" table:align="left"/>
    </style:style>
    <style:style style:name="Table1.A" style:family="table-column">
      <style:table-column-properties style:column-width="2.503cm" style:rel-column-width="9648*"/>
    </style:style>
    <style:style style:name="Table1.B" style:family="table-column">
      <style:table-column-properties style:column-width="1.75cm" style:rel-column-width="6745*"/>
    </style:style>
    <style:style style:name="Table1.C" style:family="table-column">
      <style:table-column-properties style:column-width="5.623cm" style:rel-column-width="21676*"/>
    </style:style>
    <style:style style:name="Table1.D" style:family="table-column">
      <style:table-column-properties style:column-width="2.29cm" style:rel-column-width="8825*"/>
    </style:style>
    <style:style style:name="Table1.E" style:family="table-column">
      <style:table-column-properties style:column-width="2.284cm" style:rel-column-width="8808*"/>
    </style:style>
    <style:style style:name="Table1.A1" style:family="table-cell">
      <style:table-cell-properties style:vertical-align="middle" fo:padding="0.053cm" fo:border-left="0.75pt solid #808080" fo:border-right="0.75pt solid #808080" fo:border-top="0.75pt solid #808080" fo:border-bottom="0.05pt solid #808080"/>
    </style:style>
    <style:style style:name="Table1.B1" style:family="table-cell">
      <style:table-cell-properties style:vertical-align="middle" fo:padding="0.053cm" fo:border-left="0.05pt solid #808080" fo:border-right="0.75pt solid #808080" fo:border-top="0.75pt solid #808080" fo:border-bottom="0.05pt solid #808080"/>
    </style:style>
    <style:style style:name="Table1.A2" style:family="table-cell">
      <style:table-cell-properties style:vertical-align="middle" fo:padding="0.053cm" fo:border-left="0.75pt solid #808080" fo:border-right="0.75pt solid #808080" fo:border-top="none" fo:border-bottom="0.05pt solid #808080"/>
    </style:style>
    <style:style style:name="Table1.B2" style:family="table-cell">
      <style:table-cell-properties style:vertical-align="middle" fo:padding="0.053cm" fo:border-left="0.05pt solid #808080" fo:border-right="0.75pt solid #808080" fo:border-top="none" fo:border-bottom="0.05pt solid #808080"/>
    </style:style>
    <style:style style:name="Table1.A9" style:family="table-cell">
      <style:table-cell-properties style:vertical-align="middle" fo:padding="0.053cm" fo:border-left="0.75pt solid #808080" fo:border-right="0.75pt solid #808080" fo:border-top="none" fo:border-bottom="0.75pt solid #808080"/>
    </style:style>
    <style:style style:name="Table1.B9" style:family="table-cell">
      <style:table-cell-properties style:vertical-align="middle" fo:padding="0.053cm" fo:border-left="0.05pt solid #808080" fo:border-right="0.75pt solid #808080" fo:border-top="none" fo:border-bottom="0.75pt solid #808080"/>
    </style:style>
    <style:style style:name="P1" style:family="paragraph" style:parent-style-name="Table_20_Contents">
      <style:text-properties officeooo:paragraph-rsid="000d4507"/>
    </style:style>
    <style:style style:name="P2" style:family="paragraph" style:parent-style-name="Text_20_body">
      <style:text-properties fo:language="en" fo:country="US" fo:font-weight="bold" officeooo:paragraph-rsid="000d4507" style:font-weight-asian="bold" style:font-weight-complex="bold"/>
    </style:style>
    <style:style style:name="P3" style:family="paragraph" style:parent-style-name="Text_20_body">
      <style:text-properties officeooo:paragraph-rsid="000d4507"/>
    </style:style>
    <style:style style:name="P4" style:family="paragraph" style:parent-style-name="Text_20_body">
      <style:text-properties fo:language="en" fo:country="US" officeooo:paragraph-rsid="000d4507"/>
    </style:style>
    <style:style style:name="P5" style:family="paragraph" style:parent-style-name="Text_20_body" style:list-style-name="L2">
      <style:text-properties fo:language="en" fo:country="US" officeooo:paragraph-rsid="000d4507"/>
    </style:style>
    <style:style style:name="P6" style:family="paragraph" style:parent-style-name="Text_20_body">
      <style:text-properties fo:language="en" fo:country="US" officeooo:rsid="001252b1" officeooo:paragraph-rsid="001252b1"/>
    </style:style>
    <style:style style:name="P7" style:family="paragraph" style:parent-style-name="Text_20_body" style:list-style-name="L1">
      <style:paragraph-properties fo:margin-top="0cm" fo:margin-bottom="0cm" loext:contextual-spacing="false"/>
      <style:text-properties fo:language="en" fo:country="US" officeooo:paragraph-rsid="000d4507"/>
    </style:style>
    <style:style style:name="P8" style:family="paragraph" style:parent-style-name="Text_20_body" style:list-style-name="L1">
      <style:paragraph-properties fo:margin-top="0cm" fo:margin-bottom="0cm" loext:contextual-spacing="false"/>
      <style:text-properties fo:language="en" fo:country="US" officeooo:paragraph-rsid="000dee41"/>
    </style:style>
    <style:style style:name="P9" style:family="paragraph" style:parent-style-name="Text_20_body" style:list-style-name="L2">
      <style:paragraph-properties fo:margin-top="0cm" fo:margin-bottom="0cm" loext:contextual-spacing="false"/>
      <style:text-properties fo:language="en" fo:country="US" officeooo:paragraph-rsid="000d4507"/>
    </style:style>
    <style:style style:name="P10" style:family="paragraph" style:parent-style-name="Text_20_body" style:list-style-name="L3">
      <style:paragraph-properties fo:margin-top="0cm" fo:margin-bottom="0cm" loext:contextual-spacing="false"/>
      <style:text-properties fo:language="en" fo:country="US" officeooo:paragraph-rsid="000d4507"/>
    </style:style>
    <style:style style:name="P11" style:family="paragraph" style:parent-style-name="Text_20_body" style:list-style-name="L1">
      <style:paragraph-properties fo:margin-top="0cm" fo:margin-bottom="0cm" loext:contextual-spacing="false"/>
      <style:text-properties fo:language="en" fo:country="US" officeooo:rsid="000f923d" officeooo:paragraph-rsid="000f923d"/>
    </style:style>
    <style:style style:name="P12" style:family="paragraph" style:parent-style-name="Text_20_body" style:list-style-name="L3">
      <style:paragraph-properties fo:margin-top="0cm" fo:margin-bottom="0cm" loext:contextual-spacing="false"/>
      <style:text-properties fo:language="en" fo:country="US" officeooo:rsid="0010a4ef" officeooo:paragraph-rsid="0010a4ef"/>
    </style:style>
    <style:style style:name="P13" style:family="paragraph" style:parent-style-name="Heading" style:master-page-name="Standard">
      <style:paragraph-properties fo:text-align="center" style:justify-single-word="false" style:page-number="auto" fo:break-before="page"/>
      <style:text-properties fo:language="en" fo:country="US" officeooo:rsid="001ed5ce" officeooo:paragraph-rsid="000d4507"/>
    </style:style>
    <style:style style:name="P14" style:family="paragraph" style:parent-style-name="Heading_20_3">
      <style:text-properties fo:language="en" fo:country="US" fo:font-weight="bold" officeooo:paragraph-rsid="000d4507" style:font-weight-asian="bold" style:font-weight-complex="bold"/>
    </style:style>
    <style:style style:name="P15" style:family="paragraph" style:parent-style-name="Heading_20_3">
      <style:text-properties fo:language="en" fo:country="US" officeooo:paragraph-rsid="000d4507"/>
    </style:style>
    <style:style style:name="P16" style:family="paragraph" style:parent-style-name="Heading_20_3">
      <style:paragraph-properties fo:break-before="page"/>
      <style:text-properties fo:language="en" fo:country="US" officeooo:paragraph-rsid="000d4507"/>
    </style:style>
    <style:style style:name="P17" style:family="paragraph" style:parent-style-name="Table_20_Contents">
      <style:text-properties fo:language="en" fo:country="US" officeooo:paragraph-rsid="000d4507"/>
    </style:style>
    <style:style style:name="P18" style:family="paragraph" style:parent-style-name="Table_20_Contents" style:list-style-name="L4">
      <style:text-properties fo:language="en" fo:country="US" officeooo:paragraph-rsid="000d4507"/>
    </style:style>
    <style:style style:name="P19" style:family="paragraph" style:parent-style-name="Table_20_Contents" style:list-style-name="L5">
      <style:text-properties fo:language="en" fo:country="US" officeooo:paragraph-rsid="000d4507"/>
    </style:style>
    <style:style style:name="P20" style:family="paragraph" style:parent-style-name="Table_20_Contents" style:list-style-name="L5">
      <style:text-properties fo:language="en" fo:country="US" officeooo:paragraph-rsid="0010e072"/>
    </style:style>
    <style:style style:name="P21" style:family="paragraph" style:parent-style-name="Table_20_Contents" style:list-style-name="L6">
      <style:text-properties fo:language="en" fo:country="US" officeooo:rsid="001252b1" officeooo:paragraph-rsid="001252b1"/>
    </style:style>
    <style:style style:name="P22" style:family="paragraph" style:parent-style-name="Table_20_Contents" style:list-style-name="L7">
      <style:text-properties fo:language="en" fo:country="US" officeooo:rsid="001252b1" officeooo:paragraph-rsid="001252b1"/>
    </style:style>
    <style:style style:name="P23" style:family="paragraph" style:parent-style-name="Table_20_Contents" style:list-style-name="L8">
      <style:text-properties fo:language="en" fo:country="US" officeooo:rsid="001252b1" officeooo:paragraph-rsid="001252b1"/>
    </style:style>
    <style:style style:name="P24" style:family="paragraph" style:parent-style-name="Table_20_Contents" style:list-style-name="L9">
      <style:text-properties fo:language="en" fo:country="US" officeooo:rsid="001252b1" officeooo:paragraph-rsid="001252b1"/>
    </style:style>
    <style:style style:name="P25" style:family="paragraph" style:parent-style-name="Table_20_Contents" style:list-style-name="L10">
      <style:text-properties fo:language="en" fo:country="US" officeooo:rsid="001252b1" officeooo:paragraph-rsid="001252b1"/>
    </style:style>
    <style:style style:name="P26" style:family="paragraph" style:parent-style-name="Table_20_Contents" style:list-style-name="L11">
      <style:text-properties fo:language="en" fo:country="US" officeooo:rsid="001252b1" officeooo:paragraph-rsid="001252b1"/>
    </style:style>
    <style:style style:name="P27" style:family="paragraph" style:parent-style-name="Table_20_Contents" style:list-style-name="L4">
      <style:paragraph-properties fo:margin-top="0cm" fo:margin-bottom="0.499cm" loext:contextual-spacing="false"/>
      <style:text-properties fo:language="en" fo:country="US" officeooo:paragraph-rsid="000d4507"/>
    </style:style>
    <style:style style:name="P28" style:family="paragraph" style:parent-style-name="Table_20_Contents" style:list-style-name="L4">
      <style:paragraph-properties fo:margin-top="0cm" fo:margin-bottom="0.499cm" loext:contextual-spacing="false"/>
      <style:text-properties fo:language="en" fo:country="US" officeooo:rsid="0010bf7f" officeooo:paragraph-rsid="0010e072"/>
    </style:style>
    <style:style style:name="T1" style:family="text">
      <style:text-properties officeooo:rsid="000dee41"/>
    </style:style>
    <style:style style:name="T2" style:family="text">
      <style:text-properties officeooo:rsid="000f923d"/>
    </style:style>
    <style:style style:name="T3" style:family="text">
      <style:text-properties fo:language="en" fo:country="US"/>
    </style:style>
    <style:style style:name="T4" style:family="text">
      <style:text-properties fo:language="en" fo:country="US" officeooo:rsid="000dee41"/>
    </style:style>
    <style:style style:name="T5" style:family="text">
      <style:text-properties officeooo:rsid="0010a4ef"/>
    </style:style>
    <style:style style:name="T6" style:family="text">
      <style:text-properties officeooo:rsid="0010bf7f"/>
    </style:style>
    <style:style style:name="T7" style:family="text">
      <style:text-properties officeooo:rsid="0010e072"/>
    </style:style>
    <style:style style:name="T8" style:family="text">
      <style:text-properties officeooo:rsid="001252b1"/>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UnBSense – Project Plan</text:p>
      <text:h text:style-name="P14" text:outline-level="3">1 Introduction </text:h>
      <text:p text:style-name="P4">This plan covers the content and enablement portions of th<text:span text:style-name="T1">e UnBSense </text:span>project. A separate plan covers the tooling component. </text:p>
      <text:h text:style-name="P15" text:outline-level="3"/>
      <text:h text:style-name="P15" text:outline-level="3"/>
      <text:h text:style-name="P15" text:outline-level="3">2 Project Organization </text:h>
      <text:p text:style-name="P3"><text:span text:style-name="T3">See also: </text:span><text:a xlink:type="simple" xlink:href="http://www.eclipse.org/epf/" text:style-name="Internet_20_link" text:visited-style-name="Visited_20_Internet_20_Link">http://www.eclipse.org/epf/</text:a><text:span text:style-name="T3"><text:line-break/><text:line-break/>The work is divided int</text:span><text:span text:style-name="T4">o __ content areas</text:span><text:span text:style-name="T3">. Each content area is lead by a </text:span><text:span text:style-name="T4">product owner</text:span><text:span text:style-name="T3"> that is the content lead, working closely with a number of contributors. The </text:span><text:span text:style-name="T4">product owner</text:span><text:span text:style-name="T3"> is responsible for making sure that bugs and enhancement requests are triaged and assigned, and responsible for updating the project burndown (status) on a </text:span><text:span text:style-name="T4">dual-</text:span><text:span text:style-name="T3">weekly basis.</text:span></text:p>
      <text:p text:style-name="P4">The work is divided into the following content areas: </text:p>
      <text:list xml:id="list2502613134" text:style-name="L1">
        <text:list-item>
          <text:p text:style-name="P7"><text:span text:style-name="T1">Research</text:span>: <text:span text:style-name="T1">Dr. Marcelo Ladeira</text:span> (lead), <text:span text:style-name="T1">Otto von Sperling,</text:span> <text:span text:style-name="T1">Antônio de Moura.</text:span> </text:p>
        </text:list-item>
        <text:list-item>
          <text:p text:style-name="P7"><text:span text:style-name="T1">Marketing &amp; Sales</text:span>: <text:span text:style-name="T1">Octávio Cardoso</text:span> (lead). </text:p>
        </text:list-item>
        <text:list-item>
          <text:p text:style-name="P8">Development: <text:span text:style-name="T1">Otto von Sperling</text:span> (lead), <text:span text:style-name="T1">Antônio de Moura, Igor Figueira</text:span>. </text:p>
        </text:list-item>
        <text:list-item>
          <text:p text:style-name="P7"><text:span text:style-name="T1">Infrastructure &amp; Support</text:span>: <text:span text:style-name="T2">Igor Figueira</text:span> (lead), <text:span text:style-name="T2">Otto von Sperling</text:span>.</text:p>
        </text:list-item>
        <text:list-item>
          <text:p text:style-name="P11">Compliance &amp; Privacy: Dr. Frank Santa Cruz (consulting lawyer), Otto von Sperling, Octavio Cardoso (lawyer).</text:p>
        </text:list-item>
      </text:list>
      <text:h text:style-name="P15" text:outline-level="3" text:is-list-header="true"/>
      <text:h text:style-name="P15" text:outline-level="3"/>
      <text:h text:style-name="P15" text:outline-level="3">3 Project Practices and Measurements </text:h>
      <text:p text:style-name="P4">The <text:span text:style-name="T2">UnBSense</text:span> team will use <text:span text:style-name="T2">Scrum and Kanban</text:span> practices adapted, <text:span text:style-name="T2">given the fact that research is being done parallel to development </text:span>. Key artifacts include: Project Plan, Work Item List , Iteration Plan <text:span text:style-name="T5">and Status Analysis</text:span>. </text:p>
      <text:p text:style-name="P4">Progress is tracked using two primary measurements using a point system. It is estimated that 1 point represents 2h of work: </text:p>
      <text:list xml:id="list38824712" text:style-name="L2">
        <text:list-item>
          <text:p text:style-name="P9">Project/<text:span text:style-name="T2">Version</text:span> <text:span text:style-name="T2">B</text:span>acklog: The project backlog shows progress relative to overall work to be done within the <text:span text:style-name="T2">version being worked on</text:span>. </text:p>
        </text:list-item>
        <text:list-item>
          <text:p text:style-name="P5"><text:span text:style-name="T2">Sprint</text:span> <text:span text:style-name="T2">B</text:span>acklog: The <text:span text:style-name="T2">Sprint</text:span> backlog shows progress relative to work intended for the current iteration. </text:p>
        </text:list-item>
      </text:list>
      <text:h text:style-name="P15" text:outline-level="3" text:is-list-header="true"/>
      <text:h text:style-name="P16" text:outline-level="3">4  Project Milestones and Objectives </text:h>
      <text:p text:style-name="P4">This section covers objectives for the <text:span text:style-name="T5">first 18 months of the project</text:span>. </text:p>
      <text:list xml:id="list123763644" text:style-name="L3">
        <text:list-item>
          <text:p text:style-name="P10"><text:span text:style-name="T5">Database creation and expansion</text:span></text:p>
        </text:list-item>
        <text:list-item>
          <text:p text:style-name="P12">MVP Design prototyping</text:p>
        </text:list-item>
        <text:list-item>
          <text:p text:style-name="P12">Pilot partnership roll-out</text:p>
        </text:list-item>
        <text:list-item>
          <text:p text:style-name="P12">Local market expansion</text:p>
        </text:list-item>
        <text:list-item>
          <text:p text:style-name="P12">Nation-wide market acquisition</text:p>
        </text:list-item>
        <text:list-item>
          <text:p text:style-name="P12">Constant feature and functionality deployment</text:p>
        </text:list-item>
        <text:list-item>
          <text:p text:style-name="P12">Brand building</text:p>
        </text:list-item>
        <text:list-item>
          <text:p text:style-name="P12">Enterprise contracts acquisition</text:p>
        </text:list-item>
        <text:list-item>
          <text:p text:style-name="P12">Further research in NLP and Data Mining</text:p>
        </text:list-item>
        <text:list-item>
          <text:p text:style-name="P12">Expansion to new markets with new SaaS products</text:p>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text:span text:style-name="Strong_20_Emphasis"><text:span text:style-name="T3">Phase</text:span></text:span><text:span text:style-name="T3"> </text:span></text:p>
          </table:table-cell>
          <table:table-cell table:style-name="Table1.B1" office:value-type="string">
            <text:p text:style-name="P1"><text:span text:style-name="Strong_20_Emphasis"><text:span text:style-name="T3">Iteration</text:span></text:span><text:span text:style-name="T3"> </text:span></text:p>
          </table:table-cell>
          <table:table-cell table:style-name="Table1.B1" office:value-type="string">
            <text:p text:style-name="P1"><text:span text:style-name="Strong_20_Emphasis"><text:span text:style-name="T3">Primary Objective (risks and use cases scenarios)</text:span></text:span><text:span text:style-name="T3"> </text:span></text:p>
          </table:table-cell>
          <table:table-cell table:style-name="Table1.B1" office:value-type="string">
            <text:p text:style-name="P1"><text:span text:style-name="Strong_20_Emphasis"><text:span text:style-name="T3">Scheduled start or milestone</text:span></text:span><text:span text:style-name="T3"> </text:span></text:p>
          </table:table-cell>
          <table:table-cell table:style-name="Table1.B1" office:value-type="string">
            <text:p text:style-name="P1"><text:span text:style-name="Strong_20_Emphasis"><text:span text:style-name="T3">Duration Estimate (calendar days)</text:span></text:span><text:span text:style-name="T3"> </text:span></text:p>
          </table:table-cell>
        </table:table-row>
        <table:table-row>
          <table:table-cell table:style-name="Table1.A2" office:value-type="string">
            <text:p text:style-name="P17">Inception/ Warm-up </text:p>
          </table:table-cell>
          <table:table-cell table:style-name="Table1.B2" office:value-type="string">
            <text:p text:style-name="P17">M0 </text:p>
          </table:table-cell>
          <table:table-cell table:style-name="Table1.B2" office:value-type="string">
            <text:list xml:id="list202917473" text:style-name="L4">
              <text:list-item>
                <text:p text:style-name="P18"><text:span text:style-name="T6">Ethics Committee approval.</text:span></text:p>
              </text:list-item>
              <text:list-item>
                <text:p text:style-name="P18"><text:span text:style-name="T6">FAP/DF project funding proposal</text:span>. </text:p>
              </text:list-item>
              <text:list-item>
                <text:p text:style-name="P27"><text:span text:style-name="T6">Validation round for the MVP - Intreviews</text:span>. </text:p>
              </text:list-item>
              <text:list-item>
                <text:p text:style-name="P28">Consultancy for data privacy law compliance</text:p>
              </text:list-item>
            </text:list>
          </table:table-cell>
          <table:table-cell table:style-name="Table1.B2" office:value-type="string">
            <text:p text:style-name="P17"><text:span text:style-name="T6">10</text:span>/<text:span text:style-name="T6">11</text:span>/20<text:span text:style-name="T6">18</text:span><text:line-break/><text:span text:style-name="T6">07</text:span>/<text:span text:style-name="T6">12</text:span>/2005 </text:p>
          </table:table-cell>
          <table:table-cell table:style-name="Table1.B2" office:value-type="string">
            <text:p text:style-name="P17">2<text:span text:style-name="T6">7</text:span> days </text:p>
          </table:table-cell>
        </table:table-row>
        <table:table-row>
          <table:table-cell table:style-name="Table1.A2" office:value-type="string">
            <text:p text:style-name="P17"><text:span text:style-name="T6">Prototype</text:span> </text:p>
          </table:table-cell>
          <table:table-cell table:style-name="Table1.B2" office:value-type="string">
            <text:p text:style-name="P17">M1 </text:p>
          </table:table-cell>
          <table:table-cell table:style-name="Table1.B2" office:value-type="string">
            <text:list xml:id="list3879621704" text:style-name="L5">
              <text:list-item>
                <text:p text:style-name="P19"><text:span text:style-name="T7">Choose color palettes</text:span>. </text:p>
              </text:list-item>
              <text:list-item>
                <text:p text:style-name="P19">Provision <text:span text:style-name="T7">website domain and hosting.</text:span></text:p>
              </text:list-item>
              <text:list-item>
                <text:p text:style-name="P20"><text:s/><text:span text:style-name="T7">Choose wireframing tools</text:span></text:p>
              </text:list-item>
              <text:list-item>
                <text:p text:style-name="P20"><text:span text:style-name="T7">Desing the mockup prototype</text:span></text:p>
              </text:list-item>
            </text:list>
          </table:table-cell>
          <table:table-cell table:style-name="Table1.B2" office:value-type="string">
            <text:p text:style-name="P17"><text:span text:style-name="T7">11</text:span>/<text:span text:style-name="T7">12</text:span>/20<text:span text:style-name="T7">18</text:span><text:line-break/><text:span text:style-name="T7">20</text:span>/<text:span text:style-name="T7">12</text:span>/20<text:span text:style-name="T7">18</text:span></text:p>
          </table:table-cell>
          <table:table-cell table:style-name="Table1.B2" office:value-type="string">
            <text:p text:style-name="P17"><text:span text:style-name="T7">9</text:span> days </text:p>
          </table:table-cell>
        </table:table-row>
        <table:table-row>
          <table:table-cell table:style-name="Table1.A2" office:value-type="string">
            <text:p text:style-name="P17"><text:span text:style-name="T7">MVP Dev.</text:span> </text:p>
          </table:table-cell>
          <table:table-cell table:style-name="Table1.B2" office:value-type="string">
            <text:p text:style-name="P17">M2 </text:p>
          </table:table-cell>
          <table:table-cell table:style-name="Table1.B2" office:value-type="string">
            <text:list xml:id="list3617847124" text:style-name="L6">
              <text:list-item>
                <text:p text:style-name="P21">Development fundamental functionality</text:p>
              </text:list-item>
              <text:list-item>
                <text:p text:style-name="P21">Ensure Test coverage</text:p>
              </text:list-item>
              <text:list-item>
                <text:p text:style-name="P21">Ensure data privacy laws compliance</text:p>
              </text:list-item>
              <text:list-item>
                <text:p text:style-name="P21">Ensure security compliance</text:p>
              </text:list-item>
              <text:list-item>
                <text:p text:style-name="P21">UX fire test</text:p>
              </text:list-item>
            </text:list>
          </table:table-cell>
          <table:table-cell table:style-name="Table1.B2" office:value-type="string">
            <text:p text:style-name="P17"><text:span text:style-name="T7">20</text:span>/1<text:span text:style-name="T7">2</text:span>/20<text:span text:style-name="T7">18</text:span><text:line-break/><text:span text:style-name="T7">24</text:span>/<text:span text:style-name="T7">01</text:span>/20<text:span text:style-name="T7">19</text:span></text:p>
          </table:table-cell>
          <table:table-cell table:style-name="Table1.B2" office:value-type="string">
            <text:p text:style-name="P17"><text:span text:style-name="T7">35</text:span> days </text:p>
          </table:table-cell>
        </table:table-row>
        <table:table-row>
          <table:table-cell table:style-name="Table1.A2" office:value-type="string">
            <text:p text:style-name="P17"><text:span text:style-name="T7">Deployment</text:span> <text:span text:style-name="T8">to Production</text:span></text:p>
          </table:table-cell>
          <table:table-cell table:style-name="Table1.B2" office:value-type="string">
            <text:p text:style-name="P17">M3 </text:p>
          </table:table-cell>
          <table:table-cell table:style-name="Table1.B2" office:value-type="string">
            <text:list xml:id="list925867057" text:style-name="L7">
              <text:list-item>
                <text:p text:style-name="P22">Incremental integration of changes in development version</text:p>
              </text:list-item>
            </text:list>
          </table:table-cell>
          <table:table-cell table:style-name="Table1.B2" office:value-type="string">
            <text:p text:style-name="P17"><text:span text:style-name="T7">25</text:span>/<text:span text:style-name="T7">01</text:span>/20<text:span text:style-name="T7">19</text:span><text:line-break/><text:span text:style-name="T7">01</text:span>/<text:span text:style-name="T7">02</text:span>/20<text:span text:style-name="T7">19</text:span> </text:p>
          </table:table-cell>
          <table:table-cell table:style-name="Table1.B2" office:value-type="string">
            <text:p text:style-name="P17"><text:span text:style-name="T7">7</text:span> days </text:p>
          </table:table-cell>
        </table:table-row>
        <table:table-row>
          <table:table-cell table:style-name="Table1.A2" office:value-type="string">
            <text:p text:style-name="P17"><text:span text:style-name="T7">SaaS Core Expansion</text:span> </text:p>
          </table:table-cell>
          <table:table-cell table:style-name="Table1.B2" office:value-type="string">
            <text:p text:style-name="P17">M4 </text:p>
          </table:table-cell>
          <table:table-cell table:style-name="Table1.B2" office:value-type="string">
            <text:list xml:id="list1743438421" text:style-name="L8">
              <text:list-item>
                <text:p text:style-name="P23">New trained models will substitute the current ones in production, after <text:soft-page-break/>at least 5 days of trial in development at 70% capacity </text:p>
              </text:list-item>
            </text:list>
          </table:table-cell>
          <table:table-cell table:style-name="Table1.B2" office:value-type="string">
            <text:p text:style-name="P17"><text:span text:style-name="T7">2</text:span>/<text:span text:style-name="T7">02</text:span>/2019<text:line-break/><text:span text:style-name="T8">19</text:span>/<text:span text:style-name="T8">03</text:span>/2019</text:p>
          </table:table-cell>
          <table:table-cell table:style-name="Table1.B2" office:value-type="string">
            <text:p text:style-name="P17"><text:span text:style-name="T7">35</text:span> days </text:p>
          </table:table-cell>
        </table:table-row>
        <table:table-row>
          <table:table-cell table:style-name="Table1.A2" office:value-type="string">
            <text:p text:style-name="P17"><text:span text:style-name="T7">Deployment</text:span> <text:span text:style-name="T8">to Production</text:span></text:p>
          </table:table-cell>
          <table:table-cell table:style-name="Table1.B2" office:value-type="string">
            <text:p text:style-name="P17">M5 </text:p>
          </table:table-cell>
          <table:table-cell table:style-name="Table1.B2" office:value-type="string">
            <text:list xml:id="list1636517962" text:style-name="L9">
              <text:list-item>
                <text:p text:style-name="P24">Incremental integration of changes in development version</text:p>
              </text:list-item>
            </text:list>
          </table:table-cell>
          <table:table-cell table:style-name="Table1.B2" office:value-type="string">
            <text:p text:style-name="P17">7/17/2019<text:line-break/>8/4/2019 </text:p>
          </table:table-cell>
          <table:table-cell table:style-name="Table1.B2" office:value-type="string">
            <text:p text:style-name="P17"><text:span text:style-name="T7">7</text:span> days </text:p>
          </table:table-cell>
        </table:table-row>
        <table:table-row>
          <table:table-cell table:style-name="Table1.A2" office:value-type="string">
            <text:p text:style-name="P17"><text:span text:style-name="T8">Development</text:span> </text:p>
          </table:table-cell>
          <table:table-cell table:style-name="Table1.B2" office:value-type="string">
            <text:p text:style-name="P17">M6 </text:p>
          </table:table-cell>
          <table:table-cell table:style-name="Table1.B2" office:value-type="string">
            <text:list xml:id="list2252958169" text:style-name="L10">
              <text:list-item>
                <text:p text:style-name="P25">Incremental changes in UX.</text:p>
              </text:list-item>
              <text:list-item>
                <text:p text:style-name="P25">Constant screenings and compliance auditing. </text:p>
              </text:list-item>
            </text:list>
          </table:table-cell>
          <table:table-cell table:style-name="Table1.B2" office:value-type="string">
            <text:p text:style-name="P17">8/7/2019<text:line-break/>9/1/2019 </text:p>
          </table:table-cell>
          <table:table-cell table:style-name="Table1.B2" office:value-type="string">
            <text:p text:style-name="P17"><text:span text:style-name="T8">35</text:span> days </text:p>
          </table:table-cell>
        </table:table-row>
        <table:table-row>
          <table:table-cell table:style-name="Table1.A9" office:value-type="string">
            <text:p text:style-name="P17"><text:span text:style-name="T8">Deployment to Production</text:span> </text:p>
          </table:table-cell>
          <table:table-cell table:style-name="Table1.B9" office:value-type="string">
            <text:p text:style-name="P17">M7 </text:p>
          </table:table-cell>
          <table:table-cell table:style-name="Table1.B9" office:value-type="string">
            <text:list xml:id="list88844741" text:style-name="L11">
              <text:list-item>
                <text:p text:style-name="P26">Incremental integration of changes in development version</text:p>
              </text:list-item>
            </text:list>
          </table:table-cell>
          <table:table-cell table:style-name="Table1.B9" office:value-type="string">
            <text:p text:style-name="P17">9/4/2019<text:line-break/>9/29/2019 </text:p>
          </table:table-cell>
          <table:table-cell table:style-name="Table1.B9" office:value-type="string">
            <text:p text:style-name="P17"><text:span text:style-name="T7">7</text:span> days </text:p>
          </table:table-cell>
        </table:table-row>
      </table:table>
      <text:h text:style-name="P15" text:outline-level="3" text:is-list-header="true"><text:line-break/>5 Deployment </text:h>
      <text:p text:style-name="P6">The SaaS system will be deployed to development environment throughout the 5-Sprint streak. The development environment will run along the production environment at 25% capacity.</text:p>
      <text:p text:style-name="P6">Every end of the 5-Sprint streak, the changes in the development will be merged with the production on, unless any compliance points have been infringed in the running version in production. In this case, changes will be integrated at the end of the Sprint, after required testing is done.</text:p>
      <text:h text:style-name="P15" text:outline-level="3">6 Lessons Learned </text:h>
      <text:p text:style-name="P4">N/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5T11:07:40.186270929</meta:creation-date>
    <dc:date>2018-11-20T17:17:18.358544776</dc:date>
    <meta:editing-duration>PT12M21S</meta:editing-duration>
    <meta:editing-cycles>2</meta:editing-cycles>
    <meta:generator>LibreOffice/6.1.3.2$Linux_X86_64 LibreOffice_project/10$Build-2</meta:generator>
    <meta:document-statistic meta:table-count="1" meta:image-count="0" meta:object-count="0" meta:page-count="3" meta:paragraph-count="89" meta:word-count="598" meta:character-count="3845" meta:non-whitespace-character-count="3314"/>
  </office:meta>
</office:document-meta>
</file>